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4-12-1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1-12-1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0-12-1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9-12-1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7824" calcext:value-type="float">
            <text:p>88.5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8-12-1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7-12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6-12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7048" calcext:value-type="float">
            <text:p>89.1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096" calcext:value-type="float">
            <text:p>87.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9392" calcext:value-type="float">
            <text:p>91.9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9008" calcext:value-type="float">
            <text:p>85.7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6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